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officeooo:rsid="001b7601" officeooo:paragraph-rsid="001b7601" style:font-size-asian="20pt" style:font-size-complex="20pt"/>
    </style:style>
    <style:style style:name="P2" style:family="paragraph" style:parent-style-name="Standard">
      <style:text-properties officeooo:rsid="001b7601" officeooo:paragraph-rsid="001b7601"/>
    </style:style>
    <style:style style:name="P3" style:family="paragraph" style:parent-style-name="Standard" style:list-style-name="L1">
      <style:text-properties fo:font-size="14pt" officeooo:rsid="001b7601" officeooo:paragraph-rsid="001b7601" style:font-size-asian="14pt" style:font-size-complex="14pt"/>
    </style:style>
    <style:style style:name="P4" style:family="paragraph" style:parent-style-name="Standard">
      <style:text-properties fo:font-size="14pt" officeooo:rsid="001b7601" officeooo:paragraph-rsid="001b7601" style:font-size-asian="14pt" style:font-size-complex="14pt"/>
    </style:style>
    <style:style style:name="P5" style:family="paragraph" style:parent-style-name="Standard" style:list-style-name="L1">
      <style:text-properties fo:font-size="14pt" officeooo:paragraph-rsid="001b7601" style:font-size-asian="14pt" style:font-size-complex="14pt"/>
    </style:style>
    <style:style style:name="P6" style:family="paragraph" style:parent-style-name="Standard">
      <style:text-properties officeooo:paragraph-rsid="001b7601"/>
    </style:style>
    <style:style style:name="P7" style:family="paragraph" style:parent-style-name="Standard">
      <style:text-properties fo:font-size="20pt" fo:font-weight="bold" officeooo:rsid="001b7601" officeooo:paragraph-rsid="001b7601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14pt" officeooo:rsid="001b7601" officeooo:paragraph-rsid="001b7601" style:font-size-asian="12.25pt" style:font-size-complex="14pt"/>
    </style:style>
    <style:style style:name="P9" style:family="paragraph" style:parent-style-name="Standard" style:list-style-name="L2">
      <style:text-properties fo:font-size="14pt" officeooo:rsid="0021247a" officeooo:paragraph-rsid="0021247a" style:font-size-asian="12.25pt" style:font-size-complex="14pt"/>
    </style:style>
    <style:style style:name="P10" style:family="paragraph" style:parent-style-name="Standard" style:list-style-name="L2">
      <style:text-properties fo:font-size="14pt" officeooo:rsid="002374e9" officeooo:paragraph-rsid="002374e9" style:font-size-asian="12.25pt" style:font-size-complex="14pt"/>
    </style:style>
    <style:style style:name="P11" style:family="paragraph" style:parent-style-name="Standard">
      <style:text-properties fo:font-size="14pt" officeooo:rsid="002374e9" officeooo:paragraph-rsid="002374e9" style:font-size-asian="12.25pt" style:font-size-complex="14pt"/>
    </style:style>
    <style:style style:name="P12" style:family="paragraph" style:parent-style-name="Standard">
      <style:text-properties fo:font-size="16pt" fo:font-weight="bold" officeooo:rsid="00262c0d" officeooo:paragraph-rsid="00262c0d" style:font-size-asian="16pt" style:font-weight-asian="bold" style:font-size-complex="16pt" style:font-weight-complex="bold"/>
    </style:style>
    <style:style style:name="P13" style:family="paragraph" style:parent-style-name="Heading_20_3">
      <style:text-properties fo:font-size="14pt" officeooo:rsid="00262c0d" officeooo:paragraph-rsid="00262c0d" style:font-size-asian="12.25pt" style:font-size-complex="14pt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cm" fo:margin-bottom="0cm" style:contextual-spacing="false"/>
    </style:style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Standard">
      <style:text-properties fo:font-size="14pt" officeooo:rsid="00262c0d" officeooo:paragraph-rsid="00262c0d" style:font-size-asian="12.25pt" style:font-size-complex="14pt"/>
    </style:style>
    <style:style style:name="P22" style:family="paragraph" style:parent-style-name="Standard">
      <style:text-properties fo:font-size="16pt" fo:font-weight="bold" officeooo:rsid="002374e9" officeooo:paragraph-rsid="002374e9" style:font-size-asian="16pt" style:font-weight-asian="bold" style:font-size-complex="16pt" style:font-weight-complex="bold"/>
    </style:style>
    <style:style style:name="P23" style:family="paragraph" style:parent-style-name="Heading_20_4">
      <style:text-properties fo:font-size="14pt" officeooo:rsid="0021247a" officeooo:paragraph-rsid="0021247a" style:font-size-asian="12.25pt" style:font-size-complex="14pt"/>
    </style:style>
    <style:style style:name="P24" style:family="paragraph" style:parent-style-name="Text_20_body" style:list-style-name="L7"/>
    <style:style style:name="P25" style:family="paragraph" style:parent-style-name="Text_20_body" style:list-style-name="L8">
      <style:paragraph-properties fo:margin-top="0cm" fo:margin-bottom="0cm" style:contextual-spacing="false"/>
    </style:style>
    <style:style style:name="P26" style:family="paragraph" style:parent-style-name="Text_20_body" style:list-style-name="L8"/>
    <style:style style:name="P27" style:family="paragraph" style:parent-style-name="Text_20_body" style:list-style-name="L9">
      <style:paragraph-properties fo:margin-top="0cm" fo:margin-bottom="0cm" style:contextual-spacing="false"/>
    </style:style>
    <style:style style:name="P28" style:family="paragraph" style:parent-style-name="Text_20_body" style:list-style-name="L9"/>
    <style:style style:name="P29" style:family="paragraph" style:parent-style-name="Text_20_body" style:list-style-name="L10">
      <style:paragraph-properties fo:margin-top="0cm" fo:margin-bottom="0cm" style:contextual-spacing="false"/>
    </style:style>
    <style:style style:name="P30" style:family="paragraph" style:parent-style-name="Text_20_body" style:list-style-name="L10"/>
    <style:style style:name="P31" style:family="paragraph" style:parent-style-name="Text_20_body" style:list-style-name="L11">
      <style:paragraph-properties fo:margin-top="0cm" fo:margin-bottom="0cm" style:contextual-spacing="false"/>
    </style:style>
    <style:style style:name="P32" style:family="paragraph" style:parent-style-name="Text_20_body" style:list-style-name="L11"/>
    <style:style style:name="P33" style:family="paragraph" style:parent-style-name="Text_20_body" style:list-style-name="L12">
      <style:paragraph-properties fo:margin-top="0cm" fo:margin-bottom="0cm" style:contextual-spacing="false"/>
    </style:style>
    <style:style style:name="P34" style:family="paragraph" style:parent-style-name="Text_20_body" style:list-style-name="L12"/>
    <style:style style:name="P35" style:family="paragraph" style:parent-style-name="Text_20_body" style:list-style-name="L13">
      <style:paragraph-properties fo:margin-top="0cm" fo:margin-bottom="0cm" style:contextual-spacing="false"/>
    </style:style>
    <style:style style:name="P36" style:family="paragraph" style:parent-style-name="Text_20_body" style:list-style-name="L13"/>
    <style:style style:name="P37" style:family="paragraph" style:parent-style-name="Standard">
      <style:text-properties fo:font-size="14pt" officeooo:rsid="0021247a" officeooo:paragraph-rsid="0021247a" style:font-size-asian="12.25pt" style:font-size-complex="14pt"/>
    </style:style>
    <style:style style:name="T1" style:family="text">
      <style:text-properties officeooo:rsid="001b7601"/>
    </style:style>
    <style:style style:name="T2" style:family="text">
      <style:text-properties officeooo:rsid="001d6d71"/>
    </style:style>
    <style:style style:name="T3" style:family="text">
      <style:text-properties officeooo:rsid="001f2e0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ice</text:p>
      <text:p text:style-name="P2"/>
      <text:list text:style-name="L1">
        <text:list-item>
          <text:p text:style-name="P3">Introduction: tematizzazione del problema, perché usare RAG invece di LLM semplice; molto discorsivo; qualche citazione; finire con contribution e descrizione passi successivi;</text:p>
        </text:list-item>
      </text:list>
      <text:p text:style-name="P4"/>
      <text:list text:continue-numbering="true" text:style-name="L1">
        <text:list-item>
          <text:p text:style-name="P3">Background related works: problemi degli approcci precedenti ed eventuali soluzioni; come risolvere questo problema?</text:p>
        </text:list-item>
      </text:list>
      <text:p text:style-name="P4"/>
      <text:list text:continue-numbering="true" text:style-name="L1">
        <text:list-item>
          <text:p text:style-name="P5"><text:span text:style-name="T1">Methods: </text:span><text:span text:style-name="T2">teoria dell’algoritmo usato: descrizione di come funziona il RAG (+ evaluation metrics). Posso parlare di come è stata creata la parte delle immagini</text:span></text:p>
        </text:list-item>
      </text:list>
      <text:p text:style-name="P4"/>
      <text:list text:continue-numbering="true" text:style-name="L1">
        <text:list-item>
          <text:p text:style-name="P5"><text:span text:style-name="T1">Results: </text:span><text:span text:style-name="T2">si mostrano i dati dei methods con grafici (</text:span><text:span text:style-name="T3">ed</text:span><text:span text:style-name="T2"> eventuale ablation study)</text:span></text:p>
        </text:list-item>
      </text:list>
      <text:p text:style-name="P6"/>
      <text:p text:style-name="P6"/>
      <text:p text:style-name="P7">Related works</text:p>
      <text:p text:style-name="P8"/>
      <text:list text:style-name="L2">
        <text:list-item>
          <text:p text:style-name="P9">MemoRAG: <text:a xlink:type="simple" xlink:href="https://arxiv.org/pdf/2409.05591" text:style-name="Internet_20_link" text:visited-style-name="Visited_20_Internet_20_Link">https://arxiv.org/pdf/2409.05591</text:a></text:p>
          <text:list>
            <text:list-item>
              <text:p text:style-name="P9">generatore usato: Mistral-7B-Instruct-v0.2-32K</text:p>
            </text:list-item>
            <text:list-item>
              <text:p text:style-name="P9">confronto tra altri approcci: “Full”, BGE-M3, Stella-v5 e HyDE;</text:p>
            </text:list-item>
            <text:list-item>
              <text:p text:style-name="P9">metriche usate: F1-score</text:p>
            </text:list-item>
          </text:list>
        </text:list-item>
        <text:list-item>
          <text:p text:style-name="P10">RAG for healthcare</text:p>
        </text:list-item>
      </text:list>
      <text:p text:style-name="P11"/>
      <text:p text:style-name="P11"/>
      <text:p text:style-name="P12">MemoRAG</text:p>
      <text:h text:style-name="P13" text:outline-level="3"><text:span text:style-name="Strong_20_Emphasis">Funzionamento di MemoRAG</text:span></text:h>
      <text:list text:style-name="L3">
        <text:list-item>
          <text:p text:style-name="P14"><text:span text:style-name="Strong_20_Emphasis">Ricezione della domanda (query)</text:span></text:p>
          <text:list>
            <text:list-item>
              <text:p text:style-name="P15">Un utente pone una domanda, che potrebbe essere ambigua o implicita.</text:p>
            </text:list-item>
          </text:list>
        </text:list-item>
        <text:list-item>
          <text:p text:style-name="P14"><text:span text:style-name="Strong_20_Emphasis">Generazione di una risposta intermedia ("staging answer")</text:span></text:p>
          <text:list>
            <text:list-item>
              <text:p text:style-name="P15">Un <text:span text:style-name="Strong_20_Emphasis">modello di memoria</text:span> elabora la domanda e genera un'anteprima di risposta.</text:p>
            </text:list-item>
            <text:list-item>
              <text:p text:style-name="P15">Questa risposta può includere passaggi intermedi, domande surrogate o concetti chiave.</text:p>
            </text:list-item>
          </text:list>
        </text:list-item>
        <text:list-item>
          <text:p text:style-name="P14"><text:span text:style-name="Strong_20_Emphasis">Recupero delle informazioni dal database</text:span></text:p>
          <text:list>
            <text:list-item>
              <text:p text:style-name="P15">Il sistema utilizza la risposta intermedia per recuperare informazioni più pertinenti da una base di conoscenza.</text:p>
            </text:list-item>
            <text:list-item>
              <text:p text:style-name="P15">Questo migliora la qualità del contesto recuperato rispetto ai metodi di retrieval standard.</text:p>
            </text:list-item>
          </text:list>
        </text:list-item>
        <text:list-item>
          <text:p text:style-name="P14"><text:span text:style-name="Strong_20_Emphasis">Generazione della risposta finale</text:span></text:p>
          <text:list>
            <text:list-item>
              <text:p text:style-name="P14">Un LLM utilizza il contesto recuperato per generare una risposta dettagliata e accurata.</text:p>
            </text:list-item>
          </text:list>
        </text:list-item>
      </text:list>
      <text:p text:style-name="Horizontal_20_Line"><text:soft-page-break/></text:p>
      <text:h text:style-name="Heading_20_3" text:outline-level="3"><text:span text:style-name="Strong_20_Emphasis">🔹 Caratteristiche principali</text:span></text:h>
      <text:p text:style-name="Text_20_body">✅ <text:span text:style-name="Strong_20_Emphasis">Modulo di memoria:</text:span></text:p>
      <text:list text:style-name="L4">
        <text:list-item>
          <text:p text:style-name="P16">Consente di memorizzare informazioni rilevanti da contesti lunghi, comprimendole in "token di memoria".</text:p>
        </text:list-item>
        <text:list-item>
          <text:p text:style-name="P17">Aiuta il modello a gestire meglio il recupero delle informazioni e a ricordare dettagli importanti.</text:p>
        </text:list-item>
      </text:list>
      <text:p text:style-name="Text_20_body">✅ <text:span text:style-name="Strong_20_Emphasis">Gestione di lunghi contesti:</text:span></text:p>
      <text:list text:style-name="L5">
        <text:list-item>
          <text:p text:style-name="P18">I modelli di memoria (ad es. <text:span text:style-name="Strong_20_Emphasis">memorag-qwen2-7b-inst</text:span> e <text:span text:style-name="Strong_20_Emphasis">memorag-mistral-7b-inst</text:span>) possono gestire <text:span text:style-name="Strong_20_Emphasis">centinaia di migliaia di token</text:span>, comprimendo le informazioni senza perdere il significato principale.</text:p>
        </text:list-item>
      </text:list>
      <text:p text:style-name="Text_20_body">✅ <text:span text:style-name="Strong_20_Emphasis">Flessibilità nella generazione e nel retrieval:</text:span></text:p>
      <text:list text:style-name="L6">
        <text:list-item>
          <text:p text:style-name="P19">Supporta diversi approcci di retrieval (<text:span text:style-name="Strong_20_Emphasis">sparse, dense, reranking</text:span>).</text:p>
        </text:list-item>
        <text:list-item>
          <text:p text:style-name="P20">Permette di utilizzare qualsiasi LLM come generatore</text:p>
        </text:list-item>
      </text:list>
      <text:p text:style-name="P21"/>
      <text:p text:style-name="P21"/>
      <text:p text:style-name="P22">RAG for healthcare</text:p>
      <text:h text:style-name="P23" text:outline-level="4"><text:span text:style-name="Strong_20_Emphasis">1. Choice Shuffling</text:span></text:h>
      <text:list text:style-name="L7">
        <text:list-item>
          <text:p text:style-name="P24">Se la domanda ha risposte a scelta multipla, l'ordine delle risposte viene <text:span text:style-name="Strong_20_Emphasis">casualmente modificato</text:span> per evitare bias di posizione (ad esempio, il modello potrebbe tendere a scegliere sempre la prima risposta se non viene applicata questa tecnica).</text:p>
        </text:list-item>
      </text:list>
      <text:h text:style-name="Heading_20_4" text:outline-level="4">✅ <text:span text:style-name="Strong_20_Emphasis">2. Number of Ensembles</text:span></text:h>
      <text:list text:style-name="L8">
        <text:list-item>
          <text:p text:style-name="P25">Il modello non genera una sola risposta, ma <text:span text:style-name="Strong_20_Emphasis">più risposte indipendenti</text:span> per la stessa domanda.</text:p>
        </text:list-item>
        <text:list-item>
          <text:p text:style-name="P25">Le risposte vengono poi combinate con strategie come il <text:span text:style-name="Strong_20_Emphasis">majority voting</text:span> (cioè la risposta più frequente viene scelta come finale).</text:p>
        </text:list-item>
        <text:list-item>
          <text:p text:style-name="P26">In questo caso, il metodo usato è <text:span text:style-name="Strong_20_Emphasis">SC-CoT (Self-Consistency Chain-of-Thought)</text:span>, che aiuta il modello a ragionare meglio e ridurre gli errori.</text:p>
        </text:list-item>
      </text:list>
      <text:h text:style-name="Heading_20_4" text:outline-level="4">✅ <text:span text:style-name="Strong_20_Emphasis">3. Database</text:span></text:h>
      <text:list text:style-name="L9">
        <text:list-item>
          <text:p text:style-name="P27">Il database funge da fonte esterna di conoscenza.</text:p>
        </text:list-item>
        <text:list-item>
          <text:p text:style-name="P27">Sono testati due approcci:</text:p>
          <text:list>
            <text:list-item>
              <text:p text:style-name="P27"><text:span text:style-name="Strong_20_Emphasis">Medprompt standard</text:span>: utilizza il validation set per generare esempi in tempo reale.</text:p>
            </text:list-item>
            <text:list-item>
              <text:p text:style-name="P28"><text:span text:style-name="Strong_20_Emphasis">Database personalizzato</text:span>: costruito con dati provenienti dai training set.</text:p>
            </text:list-item>
          </text:list>
        </text:list-item>
      </text:list>
      <text:h text:style-name="Heading_20_4" text:outline-level="4">✅ <text:span text:style-name="Strong_20_Emphasis">4. Embedding Model</text:span></text:h>
      <text:list text:style-name="L10">
        <text:list-item>
          <text:p text:style-name="P29">Il modello di embedding trasforma sia la domanda sia i dati del database in vettori numerici.</text:p>
        </text:list-item>
        <text:list-item>
          <text:p text:style-name="P29">Questi vettori vengono confrontati per trovare le informazioni più simili e pertinenti alla domanda.</text:p>
        </text:list-item>
        <text:list-item>
          <text:p text:style-name="P29">Si testano diverse configurazioni:</text:p>
          <text:list>
            <text:list-item>
              <text:p text:style-name="P29"><text:soft-page-break/><text:span text:style-name="Strong_20_Emphasis">Dimensionalità</text:span> (ad esempio, 768 vs. 4096).</text:p>
            </text:list-item>
            <text:list-item>
              <text:p text:style-name="P30"><text:span text:style-name="Strong_20_Emphasis">Specificità del dominio</text:span> (modelli generici vs. modelli specializzati in ambito sanitario).</text:p>
            </text:list-item>
          </text:list>
        </text:list-item>
      </text:list>
      <text:h text:style-name="Heading_20_4" text:outline-level="4">✅ <text:span text:style-name="Strong_20_Emphasis">5. Reranking Model</text:span></text:h>
      <text:list text:style-name="L11">
        <text:list-item>
          <text:p text:style-name="P31">Una volta recuperate le informazioni dal database, il sistema può applicare un modello di <text:span text:style-name="Strong_20_Emphasis">reranking</text:span> per riordinare i risultati in base alla loro pertinenza rispetto alla domanda.</text:p>
        </text:list-item>
        <text:list-item>
          <text:p text:style-name="P32">Si utilizza <text:span text:style-name="Strong_20_Emphasis">MedCPT-Cross-Encoder</text:span>, un modello specializzato in medicina addestrato su letteratura biomedica.</text:p>
        </text:list-item>
      </text:list>
      <text:h text:style-name="Heading_20_4" text:outline-level="4">✅ <text:span text:style-name="Strong_20_Emphasis">6. Hyperparameters (Temperature &amp; Few-Shot Examples)</text:span></text:h>
      <text:list text:style-name="L12">
        <text:list-item>
          <text:p text:style-name="P33"><text:span text:style-name="Strong_20_Emphasis">Temperature</text:span>: Controlla il grado di casualità delle risposte (bassa = risposte più deterministiche, alta = più variabilità).</text:p>
        </text:list-item>
        <text:list-item>
          <text:p text:style-name="P34"><text:span text:style-name="Strong_20_Emphasis">Few-shot examples</text:span>: Numero di esempi mostrati al modello per migliorare la comprensione della domanda.</text:p>
        </text:list-item>
      </text:list>
      <text:p text:style-name="Horizontal_20_Line"/>
      <text:h text:style-name="Heading_20_3" text:outline-level="3"><text:span text:style-name="Strong_20_Emphasis">🔹 In sintesi: cosa fa il sistema?</text:span></text:h>
      <text:list text:style-name="L13">
        <text:list-item>
          <text:p text:style-name="P35"><text:span text:style-name="Strong_20_Emphasis">Riceve una domanda</text:span> (es. "Quali sono i sintomi della polmonite?")</text:p>
        </text:list-item>
        <text:list-item>
          <text:p text:style-name="P35"><text:span text:style-name="Strong_20_Emphasis">Recupera informazioni pertinenti</text:span> da un database di conoscenza usando modelli di embedding.</text:p>
        </text:list-item>
        <text:list-item>
          <text:p text:style-name="P35"><text:span text:style-name="Strong_20_Emphasis">Riordina i risultati</text:span> con un reranking model per migliorare la qualità del recupero.</text:p>
        </text:list-item>
        <text:list-item>
          <text:p text:style-name="P35"><text:span text:style-name="Strong_20_Emphasis">Genera più risposte indipendenti</text:span> e le aggrega (es. majority voting).</text:p>
        </text:list-item>
        <text:list-item>
          <text:p text:style-name="P36"><text:span text:style-name="Strong_20_Emphasis">Fornisce la risposta finale ottimizzata</text:span>.</text:p>
        </text:list-item>
      </text:list>
      <text:p text:style-name="Text_20_body">Questo approccio migliora la qualità delle risposte, specialmente in domini complessi come la medicina, riducendo gli errori e fornendo informazioni più affidabili. 🚀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1:35:35.279839661</meta:creation-date>
    <dc:date>2025-02-18T13:21:41.006285819</dc:date>
    <meta:editing-duration>PT5H38M36S</meta:editing-duration>
    <meta:editing-cycles>2</meta:editing-cycles>
    <meta:generator>LibreOffice/24.8.4.2$Linux_X86_64 LibreOffice_project/480$Build-2</meta:generator>
    <meta:document-statistic meta:table-count="0" meta:image-count="0" meta:object-count="0" meta:page-count="3" meta:paragraph-count="63" meta:word-count="684" meta:character-count="4568" meta:non-whitespace-character-count="3993"/>
  </office:meta>
</office:document-meta>
</file>